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123e" officeooo:paragraph-rsid="0014123e"/>
    </style:style>
    <style:style style:name="P2" style:family="paragraph" style:parent-style-name="Standard" style:list-style-name="L1">
      <style:text-properties officeooo:rsid="0014123e" officeooo:paragraph-rsid="0014123e"/>
    </style:style>
    <style:style style:name="P3" style:family="paragraph" style:parent-style-name="Standard" style:list-style-name="L1">
      <style:text-properties officeooo:rsid="00145783" officeooo:paragraph-rsid="00145783"/>
    </style:style>
    <style:style style:name="P4" style:family="paragraph" style:parent-style-name="Standard">
      <style:text-properties officeooo:rsid="0014123e" officeooo:paragraph-rsid="0014123e" fo:background-color="#ffff0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A9 REDES NEURONALES</text:p>
      <text:p text:style-name="P1"/>
      <text:list xml:id="list1295594896" text:style-name="L1">
        <text:list-item>
          <text:p text:style-name="P2">Modelo computacional</text:p>
          <text:list>
            <text:list-item>
              <text:p text:style-name="P2">entrada, integración, salidas, Neurona computacional</text:p>
            </text:list-item>
          </text:list>
        </text:list-item>
        <text:list-item>
          <text:p text:style-name="P2">Neuronas y hiperplanos</text:p>
        </text:list-item>
        <text:list-item>
          <text:p text:style-name="P2">Entrenamiento</text:p>
          <text:list>
            <text:list-item>
              <text:p text:style-name="P2">ajustar hiperplanos, regla delta</text:p>
            </text:list-item>
          </text:list>
        </text:list-item>
        <text:list-item>
          <text:p text:style-name="P2">No-separabilidad lineal</text:p>
          <text:list>
            <text:list-item>
              <text:p text:style-name="P2">única neurona, Problemas de paridad</text:p>
            </text:list-item>
          </text:list>
        </text:list-item>
        <text:list-item>
          <text:p text:style-name="P2">Preceptores multicapa</text:p>
          <text:list>
            <text:list-item>
              <text:p text:style-name="P2">estructura y capacidad</text:p>
            </text:list-item>
            <text:list-item>
              <text:p text:style-name="P2">itnerpretación geométrica</text:p>
            </text:list-item>
          </text:list>
        </text:list-item>
        <text:list-item>
          <text:p text:style-name="P2">Funciones de activación derivables</text:p>
        </text:list-item>
        <text:list-item>
          <text:p text:style-name="P2">Backpropagation</text:p>
          <text:list>
            <text:list-item>
              <text:p text:style-name="P2">Explucació heurística</text:p>
            </text:list-item>
            <text:list-item>
              <text:p text:style-name="P2">Error (delta) en capas intermedias</text:p>
            </text:list-item>
            <text:list-item>
              <text:p text:style-name="P2">Algoritmo</text:p>
            </text:list-item>
            <text:list-item>
              <text:p text:style-name="P2">Derivación matemática</text:p>
            </text:list-item>
            <text:list-item>
              <text:p text:style-name="P2">última capa</text:p>
            </text:list-item>
            <text:list-item>
              <text:p text:style-name="P2">capas anteriores</text:p>
            </text:list-item>
            <text:list-item>
              <text:p text:style-name="P2">inicialización de la red</text:p>
            </text:list-item>
            <text:list-item>
              <text:p text:style-name="P3">convergenci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56:02.280321381</meta:creation-date>
    <dc:date>2017-11-27T10:08:15.794742463</dc:date>
    <meta:editing-duration>PT2M3S</meta:editing-duration>
    <meta:editing-cycles>1</meta:editing-cycles>
    <meta:document-statistic meta:table-count="0" meta:image-count="0" meta:object-count="0" meta:page-count="1" meta:paragraph-count="21" meta:word-count="76" meta:character-count="570" meta:non-whitespace-character-count="495"/>
    <meta:generator>LibreOffice/5.3.7.2.0$Linux_X86_64 LibreOffice_project/30m0$Build-2</meta:generator>
  </office:meta>
</office:document-meta>
</file>